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2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423cm"/>
    </style:style>
    <style:style style:name="gr6" style:family="graphic" style:parent-style-name="objectwithoutfill">
      <style:graphic-properties svg:stroke-width="0.106cm" svg:stroke-color="#f582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5e8ac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color="#5e8ac7" style:font-name="Bitstream Vera Sans Mono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 draw:fill-color="#ffffff"/>
      <style:text-properties style:font-name="Bitstream Vera Sans Mono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5e8ac7" style:font-name="Bitstream Vera Sans Mono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f58220" style:font-name="Bitstream Vera Sans Mono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3.667cm" svg:x2="4.175cm" svg:y2="12.811cm">
          <text:p/>
        </draw:line>
        <draw:line draw:style-name="gr1" draw:text-style-name="P1" draw:layer="layout" svg:x1="4.175cm" svg:y1="12.811cm" svg:x2="17.891cm" svg:y2="12.811cm">
          <text:p/>
        </draw:line>
        <draw:frame draw:style-name="gr2" draw:text-style-name="P2" draw:layer="layout" svg:width="2.212cm" svg:height="1.072cm" svg:x="3.159cm" svg:y="2.397cm">
          <draw:text-box>
            <text:p><text:span text:style-name="T1">Loss</text:span></text:p>
          </draw:text-box>
        </draw:frame>
        <draw:frame draw:style-name="gr3" draw:text-style-name="P2" draw:layer="layout" svg:width="3.067cm" svg:height="1.072cm" svg:x="16.24cm" svg:y="13.136cm">
          <draw:text-box>
            <text:p><text:span text:style-name="T1">Epochs</text:span></text:p>
          </draw:text-box>
        </draw:frame>
        <draw:frame draw:style-name="gr4" draw:text-style-name="P3" draw:layer="layout" svg:width="4.778cm" svg:height="1.072cm" svg:x="9.509cm" svg:y="9.382cm">
          <draw:text-box>
            <text:p><text:span text:style-name="T2">Validation</text:span></text:p>
          </draw:text-box>
        </draw:frame>
        <draw:frame draw:style-name="gr5" draw:text-style-name="P4" draw:layer="layout" svg:width="3.923cm" svg:height="1.072cm" svg:x="12.825cm" svg:y="5.953cm">
          <draw:text-box>
            <text:p><text:span text:style-name="T3">Training</text:span></text:p>
          </draw:text-box>
        </draw:frame>
        <draw:path draw:style-name="gr6" draw:text-style-name="P1" draw:layer="layout" svg:width="9.038cm" svg:height="8.315cm" draw:transform="rotate (-0.984714763975201) translate (12.0565337229886cm 0.407496762508354cm)" svg:viewBox="0 0 9039 8316" svg:d="M0 8021c462 4 865 270 1321 292 538 25 1250-100 1455-646 189-502 1052-517 947-985-213-950 734-440 732-1028-4-886 1042 154 732-882-180-602 766-453 822-1018 44-446 224-880 607-1209 379-326 1001-264 1048-917 33-457-282-1043 190-1389l531 11 609-182 45-68">
          <text:p/>
        </draw:path>
        <draw:path draw:style-name="gr7" draw:text-style-name="P1" draw:layer="layout" svg:width="12.219cm" svg:height="6.303cm" draw:transform="rotate (-0.719948316447661) translate (8.76363722594846cm 1.22389909018097cm)" svg:viewBox="0 0 12220 6304" svg:d="M0 6005c586-48 1178-19 1755 87 541 100 1247 411 1642 21 297-293 249-904 891-836 258 28 1584 467 892-402-381-479 504-957 991-1032 512-78 1058-276 1212-901 177-712 1135 346 1314-231 179-578 552-810 975-801 673 14 1032-665 1032-1231 1-558 725-837 1160-529l356-1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00:27:14.450557938</meta:creation-date>
    <dc:date>2020-06-20T01:55:19.001593044</dc:date>
    <meta:editing-duration>PT1H12M13S</meta:editing-duration>
    <meta:editing-cycles>7</meta:editing-cycles>
    <meta:generator>LibreOffice/6.0.7.3$Linux_X86_64 LibreOffice_project/00m0$Build-3</meta:generator>
    <meta:document-statistic meta:object-count="8"/>
  </office:meta>
</office:document-meta>
</file>